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3.226cm" fo:min-width="4.926cm" draw:shadow="visib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3.294cm" fo:min-width="0.076cm" draw:shadow="visibl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2.826cm" fo:min-width="2.152cm" draw:shadow="visib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5.082cm" draw:shadow="visib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284cm" fo:min-width="5.134cm" draw:shadow="visib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draw:fill="none" fo:min-height="0.41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8cm" svg:height="3.85cm" svg:x="1.9cm" svg:y="1.975cm">
          <text:p text:style-name="P1">Original</text:p>
          <text:p text:style-name="P1">Node.js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8cm" svg:height="3.85cm" svg:x="1.9cm" svg:y="10.85cm">
          <text:p text:style-name="P1">Instrumented</text:p>
          <text:p text:style-name="P1">Node.js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15cm" svg:height="4.05cm" svg:x="4.225cm" svg:y="6.32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4.833cm" svg:height="1.445cm" svg:x="2.384cm" svg:y="7.375cm">
          <draw:text-box>
            <text:p text:style-name="P1">Jalangi2</text:p>
            <text:p text:style-name="P1">instrumentation</text:p>
          </draw:text-box>
        </draw:frame>
        <draw:custom-shape draw:style-name="gr4" draw:text-style-name="P2" draw:layer="layout" svg:width="3.75cm" svg:height="4.35cm" svg:x="6.8cm" svg:y="10.6cm">
          <text:p text:style-name="P1">HTTP</text:p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8cm" svg:height="3.85cm" svg:x="19.375cm" svg:y="1.875cm">
          <text:p text:style-name="P1">Event domain</text:p>
          <text:p text:style-name="P1"><text:s/>implementation</text:p>
          <text:p text:style-name="P1">(functions and </text:p>
          <text:p text:style-name="P1">callback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5.8cm" svg:height="2.25cm" svg:x="19.375cm" svg:y="7.675cm">
          <text:p text:style-name="P1">Trace expression</text:p>
          <text:p text:style-name="P1">specif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.8cm" svg:height="1.7cm" svg:x="19.375cm" svg:y="11.925cm">
          <text:p text:style-name="P1">HTTP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75cm" svg:height="4.35cm" svg:x="16.45cm" svg:y="10.6cm">
          <text:p text:style-name="P1">HTTP</text:p>
          <text:p text:style-name="P1">interf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2.275cm" svg:y1="5.875cm" svg:x2="22.275cm" svg:y2="7.575cm">
          <text:p/>
        </draw:line>
        <draw:line draw:style-name="gr7" draw:text-style-name="P3" draw:layer="layout" svg:x1="22.275cm" svg:y1="10.175cm" svg:x2="22.275cm" svg:y2="11.875cm">
          <text:p/>
        </draw:line>
        <draw:line draw:style-name="gr8" draw:text-style-name="P1" draw:layer="layout" svg:x1="10.85cm" svg:y1="12.775cm" svg:x2="16.35cm" svg:y2="12.775cm">
          <text:p/>
        </draw:line>
        <draw:frame draw:style-name="gr9" draw:text-style-name="P3" draw:layer="layout" svg:width="2.588cm" svg:height="0.848cm" svg:x="12.306cm" svg:y="11.975cm">
          <draw:text-box>
            <text:p text:style-name="P1">JS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e Ancona</meta:initial-creator>
    <meta:creation-date>2018-09-29T14:14:06.243013757</meta:creation-date>
    <dc:date>2018-09-29T14:37:11.642846512</dc:date>
    <dc:creator>Davide Ancona</dc:creator>
    <meta:editing-duration>PT23M2S</meta:editing-duration>
    <meta:editing-cycles>10</meta:editing-cycles>
    <meta:generator>LibreOffice/5.3.7.2.0$Linux_X86_64 LibreOffice_project/30$Build-2</meta:generator>
    <meta:document-statistic meta:object-count="13"/>
  </office:meta>
</office:document-meta>
</file>